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ohit Tamil" svg:font-family="Lohit Tamil" style:font-family-generic="swiss" style:font-pitch="variable" svg:panose-1="2 11 6 0 0 0 0 0 0 0"/>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fo:font-size="18pt" style:font-size-asian="18pt" style:font-size-complex="18pt" fo:language="en" fo:country="IN"/>
    </style:style>
    <style:style style:name="P2" style:parent-style-name="Textbody" style:family="paragraph">
      <style:text-properties fo:language="en" fo:country="IN"/>
    </style:style>
    <style:style style:name="P3" style:parent-style-name="Textbody" style:family="paragraph">
      <style:text-properties fo:language="en" fo:country="IN"/>
    </style:style>
    <style:style style:name="P4" style:parent-style-name="Textbody" style:family="paragraph">
      <style:text-properties fo:language="en" fo:country="IN"/>
    </style:style>
    <style:style style:name="P5" style:parent-style-name="Textbody" style:family="paragraph">
      <style:text-properties fo:language="en" fo:country="IN"/>
    </style:style>
    <style:style style:name="P6" style:parent-style-name="Textbody" style:family="paragraph">
      <style:text-properties fo:language="en" fo:country="IN"/>
    </style:style>
    <style:style style:name="P7" style:parent-style-name="Textbody" style:family="paragraph">
      <style:text-properties fo:language="en" fo:country="IN"/>
    </style:style>
    <style:style style:name="P8" style:parent-style-name="Textbody" style:family="paragraph">
      <style:text-properties fo:language="en" fo:country="IN"/>
    </style:style>
    <style:style style:name="P9" style:parent-style-name="Textbody" style:family="paragraph"/>
    <style:style style:name="T10" style:parent-style-name="DefaultParagraphFont" style:family="text">
      <style:text-properties fo:language="en" fo:country="IN"/>
    </style:style>
    <style:style style:name="T11" style:parent-style-name="DefaultParagraphFont" style:family="text">
      <style:text-properties fo:language="en" fo:country="IN"/>
    </style:style>
    <style:style style:name="T12" style:parent-style-name="DefaultParagraphFont" style:family="text">
      <style:text-properties fo:language="en" fo:country="IN"/>
    </style:style>
  </office:automatic-styles>
  <office:body>
    <office:text text:use-soft-page-breaks="true">
      <text:h text:style-name="P1" text:outline-level="1">Use Cases Document</text:h>
      <text:p text:style-name="P2">The main objective of Karta is to provide the right interface to the right user and to keep steps simple and decoupled for a user role to improve simplicity and efficiency for test workflows.</text:p>
      <text:p text:style-name="P3"/>
      <text:p text:style-name="P4">User Persona<text:s/>for Karta:</text:p>
      <text:list text:style-name="LFO2" text:continue-numbering="true">
        <text:list-item>
          <text:p text:style-name="P5">Test designer:<text:s/>As a test creator/designer,<text:s/>I want to create test cases in a language I can express business workflows well without getting into mess of automation frameworks, coding and how the tests would be run.<text:s/>As a test function, the technical knowledge of automation and coding that I need to bring to the table should be limited. I should be able to create tests without having to learn multiple things. The tests I create should not be modified outside by a different user persona<text:s/>for different purpose.</text:p>
        </text:list-item>
        <text:list-item>
          <text:p text:style-name="P6">Automation Engineer: As an automation engineer, my primary objective is to pick testcases/ steps for automation and automate them. I should not require to know any business language to be able to do this. I should only require technical knowledge sufficient for implementing my automation.<text:s/>E.g.,<text:s/>I should know about Selenium to do UI automation but not require advanced Java expertise to write basic testcases.<text:s/>I expect the framework to abstract away complexities involved in my use cases and provide me an easy interface which will make my job very productive and with less maintenance.<text:s/></text:p>
        </text:list-item>
        <text:list-item>
          <text:p text:style-name="P7">Execution Engineer: As a test execution engineer, my primary responsibilities are to pick tests to run and create reports. The interfaces that you design for me should have information only limited to filter my test, run test, view results and able to identify if the test failed or the automation failed. I should not require to edit a testcase/ any automation code to organize and pick tests to run from my test catalogue. The interfaces you design for me can require experience with operating systems and not require me to learn about test automation<text:s/>framework,<text:s/>programming language nuances<text:s/>or anything technical outside the bounds of executing testcases.<text:s/></text:p>
        </text:list-item>
        <text:list-item>
          <text:p text:style-name="P8">Stakeholder: As a product stakeholder, I am should be able to see the test written in a business language and check the results for the tests in reports. I should not require to know the nuances of any of the underlying technologies. I should be able to use the system without having to wait for some manual action by some engineer.</text:p>
        </text:list-item>
        <text:list-item>
          <text:p text:style-name="P9"><text:span text:style-name="T10">Automation Framework Developer:<text:s/></text:span><text:span text:style-name="T11">As an automation framework developer, I should be able to customize, extend the framework to cater to my product test needs. I should be able to do this without having to acquire deep understanding</text:span><text:span text:style-name="T12"><text:s/>for the framework at least not for simple things. I should be able to extend things like testcase format, consume test events, write test reporters, create new ways to bring in test data.</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ohit Tamil" svg:font-family="Lohit Tamil" style:font-family-generic="swiss" style:font-pitch="variable" svg:panose-1="2 11 6 0 0 0 0 0 0 0"/>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ta"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ohit Tami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nian Vasudevan Sundara Subra</dc:creator>
    <meta:creation-date>2023-01-23T03:02:00Z</meta:creation-date>
    <dc:date>2023-01-23T03:29:00Z</dc:date>
    <meta:template xlink:href="Normal.dotm" xlink:type="simple"/>
    <meta:editing-cycles>99</meta:editing-cycles>
    <meta:editing-duration>PT13020S</meta:editing-duration>
    <meta:document-statistic meta:page-count="1" meta:paragraph-count="5" meta:word-count="410" meta:character-count="2742" meta:row-count="19" meta:non-whitespace-character-count="2337"/>
  </office:meta>
</office:document-meta>
</file>